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037c1a"/>
    </style:style>
    <style:style style:name="P3" style:family="paragraph" style:parent-style-name="Standard">
      <style:text-properties officeooo:rsid="00037c1a" officeooo:paragraph-rsid="00037c1a"/>
    </style:style>
    <style:style style:name="P4" style:family="paragraph" style:parent-style-name="Standard">
      <style:text-properties officeooo:paragraph-rsid="0009b937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9b937" officeooo:paragraph-rsid="0009b937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4pt" fo:font-weight="bold" officeooo:rsid="0009b937" officeooo:paragraph-rsid="0009b937" style:font-size-asian="12.25pt" style:font-weight-asian="bold" style:font-size-complex="14pt" style:font-weight-complex="bold"/>
    </style:style>
    <style:style style:name="T1" style:family="text">
      <style:text-properties officeooo:rsid="0004d0e0"/>
    </style:style>
    <style:style style:name="T2" style:family="text">
      <style:text-properties officeooo:rsid="0009b9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AKILA ASSIGNMENTS – ALINA NAHIDI</text:p>
      <text:p text:style-name="P4"/>
      <text:p text:style-name="P6">ASSIGNMENT-1</text:p>
      <text:p text:style-name="P4"/>
      <text:p text:style-name="P4">USE sakila;</text:p>
      <text:p text:style-name="P4"/>
      <text:p text:style-name="P4">/*1. Find out the PG-13 rated comedy movies. DO NOT use the film_list table.*/</text:p>
      <text:p text:style-name="P4">SELECT title,rating,name</text:p>
      <text:p text:style-name="P4">FROM film_category INNER JOIN category </text:p>
      <text:p text:style-name="P4">ON (category.category_id)</text:p>
      <text:p text:style-name="P4">INNER JOIN film </text:p>
      <text:p text:style-name="P4">ON (film.film_id)</text:p>
      <text:p text:style-name="P4">WHERE category.name = 'Comedy'</text:p>
      <text:p text:style-name="P4">and film.rating = 'PG-13';</text:p>
      <text:p text:style-name="P4"/>
      <text:p text:style-name="P4"/>
      <text:p text:style-name="P4">/*2. Find out the top 3 rented horror movies.*/</text:p>
      <text:p text:style-name="P4">select title, count(fl.title) as Rental_Count</text:p>
      <text:p text:style-name="P4">from </text:p>
      <text:p text:style-name="P4"><text:tab/>film_list fl,</text:p>
      <text:p text:style-name="P4"><text:s text:c="4"/>rental r,</text:p>
      <text:p text:style-name="P4"><text:s text:c="4"/>inventory i</text:p>
      <text:p text:style-name="P4">where </text:p>
      <text:p text:style-name="P4"><text:tab/>fl.category = 'Horror'</text:p>
      <text:p text:style-name="P4"><text:s text:c="4"/>and fl.FID = i.film_id</text:p>
      <text:p text:style-name="P4"><text:s text:c="4"/>and i.inventory_id = r.inventory_id</text:p>
      <text:p text:style-name="P4">group by fl.title</text:p>
      <text:p text:style-name="P4">order by count(fl.title) desc</text:p>
      <text:p text:style-name="P4">limit 3;</text:p>
      <text:p text:style-name="P4"/>
      <text:p text:style-name="P4"/>
      <text:p text:style-name="P4">/*3. Find out the list of customers from India who have rented sports movies.*/</text:p>
      <text:p text:style-name="P4">select name</text:p>
      <text:p text:style-name="P4">from </text:p>
      <text:p text:style-name="P4"><text:tab/>customer_list</text:p>
      <text:p text:style-name="P4">where </text:p>
      <text:p text:style-name="P4"><text:tab/>country = 'India'</text:p>
      <text:p text:style-name="P4"><text:tab/>and ID in (</text:p>
      <text:p text:style-name="P4"><text:tab/><text:tab/>select r.customer_id</text:p>
      <text:p text:style-name="P4"><text:tab/><text:tab/>from film_list fl,</text:p>
      <text:p text:style-name="P4"><text:tab/><text:tab/> inventory i,</text:p>
      <text:p text:style-name="P4"><text:s text:c="9"/><text:tab/><text:tab/>rental r</text:p>
      <text:p text:style-name="P4"><text:tab/>where </text:p>
      <text:p text:style-name="P4"><text:tab/><text:tab/>fl.category = 'Sports'</text:p>
      <text:p text:style-name="P4"><text:s text:c="8"/>and i.inventory_id = r.inventory_id</text:p>
      <text:p text:style-name="P4"><text:s text:c="8"/>and fl.FID = i.film_id </text:p>
      <text:p text:style-name="P4">group by r.customer_id</text:p>
      <text:p text:style-name="P4">);</text:p>
      <text:p text:style-name="P4"/>
      <text:p text:style-name="P4"/>
      <text:p text:style-name="P4">/*4. Find out the list of customers from Canada who have rented “NICK WAHLBERG” movies.*/</text:p>
      <text:p text:style-name="P4">select name</text:p>
      <text:p text:style-name="P4"><text:soft-page-break/>from customer_list</text:p>
      <text:p text:style-name="P4">where country = 'Canada'</text:p>
      <text:p text:style-name="P4">and ID in (</text:p>
      <text:p text:style-name="P4"><text:tab/>select r.customer_id</text:p>
      <text:p text:style-name="P4"><text:tab/>from actor a,</text:p>
      <text:p text:style-name="P4"><text:tab/><text:tab/> film_actor fa,</text:p>
      <text:p text:style-name="P4"><text:tab/><text:tab/> inventory i,</text:p>
      <text:p text:style-name="P4"><text:s text:c="9"/>rental r</text:p>
      <text:p text:style-name="P4"><text:tab/>where </text:p>
      <text:p text:style-name="P4"><text:tab/><text:tab/>a.first_name ='NICK'</text:p>
      <text:p text:style-name="P4"><text:s text:c="8"/>and a.last_name = 'WAHLBERG'</text:p>
      <text:p text:style-name="P4"><text:s text:c="8"/>and fa.actor_id = a.actor_id</text:p>
      <text:p text:style-name="P4"><text:s text:c="8"/>and i.inventory_id = r.inventory_id</text:p>
      <text:p text:style-name="P4"><text:s text:c="8"/>and fa.film_id = i.film_id </text:p>
      <text:p text:style-name="P4"/>
      <text:p text:style-name="P4">);</text:p>
      <text:p text:style-name="P4"/>
      <text:p text:style-name="P4"/>
      <text:p text:style-name="P4"/>
      <text:p text:style-name="P4">/*5. Find out the number of movies in which “SEAN WILLIAMS” acted.*/</text:p>
      <text:p text:style-name="P4">select count(distinct fa.film_id) as Acted_MoviesOf_SEAN </text:p>
      <text:p text:style-name="P4">from actor a inner join film_actor fa </text:p>
      <text:p text:style-name="P4">on(a.actor_id)</text:p>
      <text:p text:style-name="P4">where <text:s/>a.first_name ='SEAN'</text:p>
      <text:p text:style-name="P4"><text:tab/> <text:s/>and a.last_name = 'WILLIAMS';</text:p>
      <text:p text:style-name="Standard"/>
      <text:p text:style-name="P3">=============================================<text:span text:style-name="T2">==========================</text:span></text:p>
      <text:p text:style-name="P6"/>
      <text:p text:style-name="P6">ASSIGNMENT-2</text:p>
      <text:p text:style-name="P3"/>
      <text:p text:style-name="P3"/>
      <text:p text:style-name="P3">/*1. Find out the number of documentaries with deleted scenes.*/ </text:p>
      <text:p text:style-name="P3">select count(title)</text:p>
      <text:p text:style-name="P3">from</text:p>
      <text:p text:style-name="P3"><text:tab/>film</text:p>
      <text:p text:style-name="P3">where </text:p>
      <text:p text:style-name="P3"><text:tab/>special_features like '%Deleted scenes%'</text:p>
      <text:p text:style-name="P3"><text:s text:c="4"/>and film_id in(</text:p>
      <text:p text:style-name="P3"><text:tab/><text:tab/>select film_id</text:p>
      <text:p text:style-name="P3"><text:s text:c="8"/>from </text:p>
      <text:p text:style-name="P3"><text:tab/><text:tab/><text:tab/>category inner join film_category</text:p>
      <text:p text:style-name="P3"><text:s text:c="12"/>on (film_category.film_id)</text:p>
      <text:p text:style-name="P3"><text:tab/><text:tab/>where </text:p>
      <text:p text:style-name="P3"><text:tab/><text:tab/><text:tab/>name = 'Documentary'</text:p>
      <text:p text:style-name="P3"><text:s text:c="4"/>);</text:p>
      <text:p text:style-name="P3"><text:s text:c="4"/></text:p>
      <text:p text:style-name="P3"><text:s text:c="4"/></text:p>
      <text:p text:style-name="P3"><text:s text:c="4"/></text:p>
      <text:p text:style-name="P3">/*2. Find out the number of sci-fi movies rented by the store managed by Jon Stephens.*/ <text:s text:c="3"/></text:p>
      <text:p text:style-name="P3">select count(*)</text:p>
      <text:p text:style-name="P3">from </text:p>
      <text:p text:style-name="P3"><text:tab/>film_list fl,</text:p>
      <text:p text:style-name="P3"><text:soft-page-break/><text:s text:c="4"/>staff s,</text:p>
      <text:p text:style-name="P3"><text:s text:c="4"/>inventory i,</text:p>
      <text:p text:style-name="P3"><text:s text:c="4"/>rental r</text:p>
      <text:p text:style-name="P3">where </text:p>
      <text:p text:style-name="P3"><text:tab/>fl.category = 'sci-fi'</text:p>
      <text:p text:style-name="P3"><text:s text:c="4"/>and fl.FID = i.film_id</text:p>
      <text:p text:style-name="P3"><text:s text:c="4"/>and i.inventory_id = r.inventory_id</text:p>
      <text:p text:style-name="P3"><text:s text:c="4"/>and r.staff_id = s.staff_id</text:p>
      <text:p text:style-name="P3"><text:s text:c="4"/>and s.first_name='Jon'</text:p>
      <text:p text:style-name="P3"><text:s text:c="4"/>and s.last_name='Stephens';</text:p>
      <text:p text:style-name="P3"><text:s text:c="4"/></text:p>
      <text:p text:style-name="P3"/>
      <text:p text:style-name="P3"/>
      <text:p text:style-name="P3">/*3. Find out the total sales from Animation movies.*/</text:p>
      <text:p text:style-name="P3">select sum(p.amount)</text:p>
      <text:p text:style-name="P3">from </text:p>
      <text:p text:style-name="P3"><text:tab/>film_list fl,</text:p>
      <text:p text:style-name="P3"><text:s text:c="4"/>inventory i,</text:p>
      <text:p text:style-name="P3"><text:s text:c="4"/>rental r,</text:p>
      <text:p text:style-name="P3"><text:s text:c="4"/>payment p</text:p>
      <text:p text:style-name="P3">where </text:p>
      <text:p text:style-name="P3"><text:tab/>fl.category = 'Animation'</text:p>
      <text:p text:style-name="P3"><text:tab/>and fl.FID = i.film_id</text:p>
      <text:p text:style-name="P3"><text:s text:c="4"/>and i.inventory_id = r.inventory_id</text:p>
      <text:p text:style-name="P3"><text:s text:c="4"/>and r.rental_id = p.rental_id;</text:p>
      <text:p text:style-name="P3"/>
      <text:p text:style-name="P3"/>
      <text:p text:style-name="P3"/>
      <text:p text:style-name="P3">/*4. Find out the top 3 rented category of movies by “PATRICIA JOHNSON”.*/</text:p>
      <text:p text:style-name="P3">select fl.category, count(ALL fl.category) as total_rented</text:p>
      <text:p text:style-name="P3">from </text:p>
      <text:p text:style-name="P3"><text:tab/>film_list fl</text:p>
      <text:p text:style-name="P3">where</text:p>
      <text:p text:style-name="P3"><text:tab/>fl.FID in (</text:p>
      <text:p text:style-name="P3"><text:tab/><text:tab/>select i.film_id</text:p>
      <text:p text:style-name="P3"><text:s text:c="8"/>from </text:p>
      <text:p text:style-name="P3"><text:tab/><text:tab/><text:tab/>customer_list cl,</text:p>
      <text:p text:style-name="P3"><text:s text:c="12"/>rental r,</text:p>
      <text:p text:style-name="P3"><text:s text:c="12"/>inventory i</text:p>
      <text:p text:style-name="P3"><text:s text:c="8"/>where</text:p>
      <text:p text:style-name="P3"><text:s text:c="12"/>cl.name = 'PATRICIA JOHNSON'</text:p>
      <text:p text:style-name="P3"><text:tab/><text:tab/><text:tab/>and cl.ID = r.customer_id</text:p>
      <text:p text:style-name="P3"><text:tab/><text:tab/><text:tab/>and r.inventory_id = i.inventory_id</text:p>
      <text:p text:style-name="P3"><text:s text:c="4"/>)</text:p>
      <text:p text:style-name="P3">group by fl.category</text:p>
      <text:p text:style-name="P3">order by total_rented desc</text:p>
      <text:p text:style-name="P3">limit 3;</text:p>
      <text:p text:style-name="P3"/>
      <text:p text:style-name="P3"/>
      <text:p text:style-name="P3"/>
      <text:p text:style-name="P3">/*5. Find out the number of R rated movies rented by “SUSAN WILSON”.*/</text:p>
      <text:p text:style-name="P3">select fl.title</text:p>
      <text:p text:style-name="P3"><text:soft-page-break/>from </text:p>
      <text:p text:style-name="P3"><text:tab/>film_list fl,</text:p>
      <text:p text:style-name="P3"><text:s text:c="4"/>inventory i,</text:p>
      <text:p text:style-name="P3"><text:s text:c="4"/>rental r,</text:p>
      <text:p text:style-name="P3"><text:s text:c="4"/>customer_list cl</text:p>
      <text:p text:style-name="P3">where </text:p>
      <text:p text:style-name="P3"><text:tab/>fl.rating = 'R'</text:p>
      <text:p text:style-name="P3"><text:tab/>and cl.name = 'SUSAN WILSON'</text:p>
      <text:p text:style-name="P3"><text:tab/>and r.customer_id =cl.ID</text:p>
      <text:p text:style-name="P3"><text:s text:c="4"/>and i.inventory_id = r.inventory_id</text:p>
      <text:p text:style-name="P3"><text:s text:c="4"/>and fl.FID = i.film_id</text:p>
      <text:p text:style-name="P3"><text:s text:c="4"/></text:p>
      <text:p text:style-name="P3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17:38.443680781</meta:creation-date>
    <dc:date>2022-03-31T11:55:25.950042568</dc:date>
    <meta:editing-duration>PT5H13M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144" meta:word-count="449" meta:character-count="3353" meta:non-whitespace-character-count="2685"/>
  </office:meta>
</office:document-meta>
</file>